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10000031C1F680FE317F4B6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21cm" svg:y="-0.931cm" svg:width="18.156cm" svg:height="25.047cm" draw:z-index="0"><draw:image xlink:href="Pictures/10000001000002410000031C1F680FE317F4B6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0:21:00.374000000</meta:creation-date>
    <dc:date>2025-03-12T10:22:02.173000000</dc:date>
    <meta:editing-duration>PT1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